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8a6" officeooo:paragraph-rsid="002923b3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315da4" officeooo:paragraph-rsid="00315da4" style:font-weight-asian="normal" style:font-weight-complex="normal"/>
    </style:style>
    <style:style style:name="P3" style:family="paragraph" style:parent-style-name="Standard">
      <style:text-properties fo:font-weight="bold" officeooo:rsid="00315da4" officeooo:paragraph-rsid="00315da4" style:font-weight-asian="bold" style:font-weight-complex="bold"/>
    </style:style>
    <style:style style:name="P4" style:family="paragraph" style:parent-style-name="Standard">
      <style:text-properties fo:font-weight="bold" officeooo:rsid="0016a8a6" officeooo:paragraph-rsid="002efee9" style:font-weight-asian="bold" style:font-weight-complex="bold"/>
    </style:style>
    <style:style style:name="P5" style:family="paragraph" style:parent-style-name="Standard">
      <style:text-properties officeooo:rsid="0016a8a6" officeooo:paragraph-rsid="0035d2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2bd8bc"/>
    </style:style>
    <style:style style:name="T5" style:family="text">
      <style:text-properties officeooo:rsid="0030600b"/>
    </style:style>
    <style:style style:name="T6" style:family="text">
      <style:text-properties officeooo:rsid="0030da5b"/>
    </style:style>
    <style:style style:name="T7" style:family="text">
      <style:text-properties officeooo:rsid="00330b10"/>
    </style:style>
    <style:style style:name="T8" style:family="text">
      <style:text-properties officeooo:rsid="003454c5"/>
    </style:style>
    <style:style style:name="T9" style:family="text">
      <style:text-properties officeooo:rsid="0035d2ad"/>
    </style:style>
    <style:style style:name="T10" style:family="text">
      <style:text-properties officeooo:rsid="00364d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ra o Google Chrome no seguinte endereço:</text:p>
      <text:p text:style-name="P2"><text:a xlink:type="simple" xlink:href="https://citysdk.tagus.ist.utl.pt:9443/" text:style-name="Internet_20_link" text:visited-style-name="Visited_20_Internet_20_Link">http</text:a><text:a xlink:type="simple" xlink:href="https://citysdk.tagus.ist.utl.pt:9443/" text:style-name="Internet_20_link" text:visited-style-name="Visited_20_Internet_20_Link"><text:span text:style-name="T8">s</text:span></text:a><text:a xlink:type="simple" xlink:href="https://citysdk.tagus.ist.utl.pt:9443/" text:style-name="Internet_20_link" text:visited-style-name="Visited_20_Internet_20_Link">://</text:a><text:a xlink:type="simple" xlink:href="https://citysdk.tagus.ist.utl.pt:9443/" text:style-name="Internet_20_link" text:visited-style-name="Visited_20_Internet_20_Link"><text:span text:style-name="T8">p650re6</text:span></text:a><text:a xlink:type="simple" xlink:href="https://citysdk.tagus.ist.utl.pt:9443/" text:style-name="Internet_20_link" text:visited-style-name="Visited_20_Internet_20_Link">:9</text:a><text:a xlink:type="simple" xlink:href="https://citysdk.tagus.ist.utl.pt:9443/" text:style-name="Internet_20_link" text:visited-style-name="Visited_20_Internet_20_Link"><text:span text:style-name="T8">443</text:span></text:a><text:a xlink:type="simple" xlink:href="https://citysdk.tagus.ist.utl.pt:9443/" text:style-name="Internet_20_link" text:visited-style-name="Visited_20_Internet_20_Link">/</text:a></text:p>
      <text:p text:style-name="P2"/>
      <text:p text:style-name="P4"/>
      <text:p text:style-name="P5"><text:bookmark text:name="FSGcaller1"/><text:span text:style-name="T1">Tarefa 1 –</text:span><text:bookmark text:name="eL_1_texto"/><text:span text:style-name="T2"> Objectivo</text:span><text:span text:style-name="T1"> desta tarefa consiste na autenticação dos utilizadores e gestão de amizades.</text:span> <text:line-break/>Autentique-se no sistema com o “<text:bookmark text:name="eL_2_texto"/><text:span text:style-name="T3">email</text:span>” e “<text:bookmark text:name="eL_3_texto"/><text:span text:style-name="T3">password</text:span>” iguais a “<text:bookmark text:name="eL_4_texto"/><text:span text:style-name="T3">test</text:span>”. Aceite o pedido de amizade que recebeu e adicione o <text:span text:style-name="T7">utilizador</text:span> “<text:span text:style-name="T6">Gonçalo</text:span> Rocha” como amigo. Por fim volte ao menu principal.<text:line-break/><text:line-break/><text:line-break/><text:line-break/><text:span text:style-name="T1">Tarefa 2 – Objectivo desta tarefa é coordenar a escrita de um documento com um utilizador.</text:span> <text:line-break/>Crie e entre numa sala privada com o nome “<text:bookmark text:name="eL_5_texto"/><text:span text:style-name="T3">Task</text:span> 2”, partilhe o ecrã, adicione o utilizador “Henrique Rocha” à sala e cumprimente-o. De seguida escreva qualquer coisa no editor de texto e observe o documento a ser alterado por outros utilizadores. Por fim guarde o estado do editor e volte ao menu principal. <text:line-break/><text:line-break/><text:line-break/><text:line-break/><text:span text:style-name="T1">Tarefa 3 – O objectivo desta tarefa é demonstrar a funcionalidade de navegação de conteúdo sobreposto ao vídeo. </text:span><text:line-break/>Entre na sala “<text:bookmark text:name="eL_6_texto"/><text:span text:style-name="T3">Task</text:span> 3” <text:bookmark text:name="eL_7_texto"/><text:bookmark text:name="eL_8_texto"/><text:span text:style-name="T4">como observador</text:span> e <text:span text:style-name="T9">procure</text:span> <text:span text:style-name="T9">pel</text:span>a anotação temporal com o nome “<text:bookmark text:name="eL_9_texto"/><text:span text:style-name="T3">osi</text:span>”. </text:p>
      <text:p text:style-name="P5">Veja o vídeo até aparecer uma lista de tópicos. <text:span text:style-name="T9">S</text:span>eleccione “<text:bookmark text:name="eL_10_texto"/><text:span text:style-name="T3">Network</text:span> <text:bookmark text:name="eL_11_texto"/><text:span text:style-name="T3">Layer</text:span>”. Por fim volte ao menu principal. <text:line-break/><text:line-break/><text:line-break/><text:line-break/><text:span text:style-name="T1">Tarefa 4 – O objectivo desta tarefa é criar anotações no tempo.</text:span> <text:line-break/>Entre na sala “<text:bookmark text:name="eL_12_texto"/><text:span text:style-name="T3">Task</text:span> 4” <text:span text:style-name="T4">partilhando a câmara</text:span> e crie uma anotação com o titulo “<text:bookmark text:name="eL_14_texto"/><text:span text:style-name="T3">inicio</text:span>” no instante de tempo em que entrou na sala. Volte ao presente e pesquise pelo inicio da conversa. <text:span text:style-name="T10">De seguida envie um link temporal para todos os participantes. </text:span>Por fim volte ao menu principal. <text:line-break/><text:line-break/><text:line-break/><text:line-break/><text:span text:style-name="T1">Tarefa 5 – Objectivo desta tarefa é criar conteúdo sincronizado no tempo para que outros utilizadores possam ver. </text:span><text:line-break/>Entre na sala “<text:bookmark text:name="eL_15_texto"/><text:span text:style-name="T3">Task</text:span> 5” <text:span text:style-name="T4">partilhando a câmara</text:span> e adicione uma legenda ao vídeo com o conteúdo “Teste”, escolha uma data de início e fim para esse conteúdo e guarde. Mostre o <text:bookmark text:name="eL_17_texto"/><text:span text:style-name="T3">QR</text:span> <text:bookmark text:name="eL_18_texto"/><text:span text:style-name="T3">code</text:span> fornecido para a câmara e volte ao menu principal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06.752379167</meta:creation-date>
    <dc:date>2016-03-30T01:52:11.262461322</dc:date>
    <meta:editing-duration>PT4H25M58S</meta:editing-duration>
    <meta:editing-cycles>32</meta:editing-cycles>
    <meta:generator>LibreOffice/5.0.3.2$Linux_X86_64 LibreOffice_project/00m0$Build-2</meta:generator>
    <meta:print-date>2016-03-29T23:50:01.581370380</meta:print-date>
    <meta:document-statistic meta:table-count="0" meta:image-count="0" meta:object-count="0" meta:page-count="1" meta:paragraph-count="4" meta:word-count="295" meta:character-count="1772" meta:non-whitespace-character-count="1454"/>
  </office:meta>
</office:document-meta>
</file>